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3"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4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5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6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7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8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Arial" fo:font-weight="normal" style:font-weight-asian="normal" style:font-weight-complex="normal"/>
    </style:style>
    <style:style style:name="T3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Date:<text:tab/>6</text:span><text:span text:style-name="T2">th</text:span><text:span text:style-name="T3"> February 2017</text:span></text:p>
      <text:p text:style-name="P2">Time:<text:tab/>13:00 – 14:00</text:p>
      <text:p text:style-name="P2">Place:<text:tab/>Atrium Building</text:p>
      <text:p text:style-name="P2"/>
      <text:p text:style-name="P2">Attendees: D Fryer, V Dia, M Smuts</text:p>
      <text:p text:style-name="P2"/>
      <text:p text:style-name="P2"/>
      <text:p text:style-name="P2">The meeting was held to check the schedule for students signed up for the pilot and discuss the timing of the sessions.</text:p>
      <text:p text:style-name="P2"/>
      <text:p text:style-name="P2">There was a discussion about the length of time each session would take. Whilst it is possible they will be completed in just over an hour, we will need to schedule 2 hours for each. This is because some students will take longer to complete sections of the game and some may need more breaks.</text:p>
      <text:p text:style-name="P2"/>
      <text:p text:style-name="P2">The process will be:</text:p>
      <text:list xml:id="list5515609261246854933" text:style-name="L8">
        <text:list-item>
          <text:p text:style-name="P13">First Questionnaire</text:p>
        </text:list-item>
        <text:list-item>
          <text:p text:style-name="P13">Safety brief and introduction</text:p>
        </text:list-item>
        <text:list-item>
          <text:p text:style-name="P13">Game tutorial</text:p>
        </text:list-item>
        <text:list-item>
          <text:p text:style-name="P13">5 minute break</text:p>
        </text:list-item>
        <text:list-item>
          <text:p text:style-name="P13">Game level 1-3</text:p>
        </text:list-item>
        <text:list-item>
          <text:p text:style-name="P13">5 minute break</text:p>
        </text:list-item>
        <text:list-item>
          <text:p text:style-name="P13">Game level 4-6</text:p>
        </text:list-item>
        <text:list-item>
          <text:p text:style-name="P13">5 minute break</text:p>
        </text:list-item>
        <text:list-item>
          <text:p text:style-name="P13">Second Questionnaire</text:p>
        </text:list-item>
      </text:list>
      <text:p text:style-name="P2"/>
      <text:p text:style-name="P2">David pointed out that the students were not allowed to “have another go” once the game was complete, as this would invalidate the pilot.</text:p>
      <text:p text:style-name="P2"/>
      <text:p text:style-name="P2">The schedule allows for 3 students per session and 3 sessions per week, starting on Monday 20<text:span text:style-name="T1">th</text:span> February:</text:p>
      <text:p text:style-name="P14">Monday 14:00 – 16:00</text:p>
      <text:p text:style-name="P14">Wednesday 14:00 16:00</text:p>
      <text:p text:style-name="P14">Friday 15:00 17:00</text:p>
      <text:p text:style-name="P2"/>
      <text:p text:style-name="P2">Both MS and VD volunteered to be there for these sessions. The plan is to Set up the games machines on the Monday morning.</text:p>
      <text:p text:style-name="P2"/>
      <text:p text:style-name="P2">MS to request headphones if they are available. If not MS to make alternative arrangements.</text:p>
      <text:p text:style-name="P2"/>
      <text:p text:style-name="P2">The game is currently undergoing testing and bug fixes. </text:p>
      <text:p text:style-name="P2">DF requested that the 3<text:span text:style-name="T1">rd</text:span> level text be changed to say “area responsible for “ and check the terms “Wernicke” “Somatasensory” “Brocca's”. The term Association area is possibly misleading MS to check.</text:p>
      <text:p text:style-name="P2"/>
      <text:p text:style-name="P2">MS to include Alison Taylor (tech support for the Psychology department) in communications regarding the pilot and the use of A1.17.</text:p>
      <text:p text:style-name="P2"/>
      <text:p text:style-name="P2"/>
      <text:p text:style-name="P3">Time line: </text:p>
      <text:p text:style-name="P2">Final user tests on Thursday 16<text:span text:style-name="T1">th</text:span> at 16:00 in A2.12</text:p>
      <text:p text:style-name="P2">Completion date 17<text:span text:style-name="T1">th</text:span> February 2017</text:p>
      <text:p text:style-name="P2">First student usage planned for 20<text:span text:style-name="T1">th</text:span> February 2017</text:p>
      <text:p text:style-name="P2">Estimated pilot running time 3 weeks in room A1.17</text:p>
      <text:p text:style-name="P2"/>
      <text:p text:style-name="P2"/>
      <text:p text:style-name="P1">Errors and Omissions – please let me kn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</meta:initial-creator>
    <meta:creation-date>2016-05-02T11:45:29.10</meta:creation-date>
    <dc:date>2017-02-07T10:03:18.84</dc:date>
    <dc:creator>Home </dc:creator>
    <meta:editing-duration>PT12H48M57S</meta:editing-duration>
    <meta:editing-cycles>25</meta:editing-cycles>
    <meta:generator>OpenOffice/4.1.2$Win32 OpenOffice.org_project/412m3$Build-9782</meta:generator>
    <meta:document-statistic meta:table-count="0" meta:image-count="0" meta:object-count="0" meta:page-count="1" meta:paragraph-count="32" meta:word-count="319" meta:character-count="1819"/>
  </office:meta>
</office:document-meta>
</file>